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5fc0" officeooo:paragraph-rsid="00105fc0" style:font-size-asian="12.25pt" style:font-weight-asian="bold" style:font-size-complex="14pt" style:font-weight-complex="bold"/>
    </style:style>
    <style:style style:name="P2" style:family="paragraph" style:parent-style-name="Standard">
      <style:text-properties officeooo:rsid="00072136" officeooo:paragraph-rsid="0010dd2e"/>
    </style:style>
    <style:style style:name="P3" style:family="paragraph" style:parent-style-name="Standard">
      <style:text-properties officeooo:paragraph-rsid="0010dd2e"/>
    </style:style>
    <style:style style:name="P4" style:family="paragraph" style:parent-style-name="Standard">
      <style:text-properties officeooo:rsid="0008b265" officeooo:paragraph-rsid="0010dd2e"/>
    </style:style>
    <style:style style:name="P5" style:family="paragraph" style:parent-style-name="Standard">
      <style:text-properties fo:font-weight="normal" officeooo:rsid="000794a9" officeooo:paragraph-rsid="0010dd2e" style:font-weight-asian="normal" style:font-weight-complex="normal"/>
    </style:style>
    <style:style style:name="P6" style:family="paragraph" style:parent-style-name="Standard">
      <style:text-properties fo:font-weight="normal" officeooo:rsid="00132535" officeooo:paragraph-rsid="00132535" style:font-weight-asian="normal" style:font-weight-complex="normal"/>
    </style:style>
    <style:style style:name="P7" style:family="paragraph" style:parent-style-name="Standard">
      <style:text-properties fo:font-weight="normal" officeooo:rsid="001abbe1" officeooo:paragraph-rsid="001abbe1" style:font-weight-asian="normal" style:font-weight-complex="normal"/>
    </style:style>
    <style:style style:name="P8" style:family="paragraph" style:parent-style-name="Standard">
      <style:text-properties fo:font-weight="bold" officeooo:rsid="00072136" officeooo:paragraph-rsid="0010dd2e" style:font-weight-asian="bold" style:font-weight-complex="bold"/>
    </style:style>
    <style:style style:name="P9" style:family="paragraph" style:parent-style-name="Standard">
      <style:text-properties officeooo:rsid="0011616b" officeooo:paragraph-rsid="0011616b"/>
    </style:style>
    <style:style style:name="P10" style:family="paragraph" style:parent-style-name="Standard">
      <style:text-properties officeooo:rsid="0008b3a3" officeooo:paragraph-rsid="00132535"/>
    </style:style>
    <style:style style:name="P11" style:family="paragraph" style:parent-style-name="Standard">
      <style:text-properties officeooo:rsid="00132535" officeooo:paragraph-rsid="00132535"/>
    </style:style>
    <style:style style:name="P12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08b265" officeooo:paragraph-rsid="0010dd2e"/>
    </style:style>
    <style:style style:name="P13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32535" officeooo:paragraph-rsid="00132535"/>
    </style:style>
    <style:style style:name="P14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08b3a3" officeooo:paragraph-rsid="00132535"/>
    </style:style>
    <style:style style:name="P15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normal" officeooo:rsid="00132535" officeooo:paragraph-rsid="00132535" style:font-weight-asian="normal" style:font-weight-complex="normal"/>
    </style:style>
    <style:style style:name="P16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normal" officeooo:rsid="00169b4e" officeooo:paragraph-rsid="00169b4e" style:font-weight-asian="normal" style:font-weight-complex="normal"/>
    </style:style>
    <style:style style:name="P17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fcf05"/>
    </style:style>
    <style:style style:name="P1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20693b" officeooo:paragraph-rsid="0020693b"/>
    </style:style>
    <style:style style:name="P19" style:family="paragraph" style:parent-style-name="Standard">
      <style:paragraph-properties fo:margin-left="0.5in" fo:margin-right="0in" fo:text-indent="0in" style:auto-text-indent="false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fo:font-weight="normal" officeooo:rsid="00169b4e" officeooo:paragraph-rsid="00169b4e" style:font-weight-asian="normal" style:font-weight-complex="normal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officeooo:rsid="002014c7" officeooo:paragraph-rsid="002014c7"/>
    </style:style>
    <style:style style:name="P22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794a9" officeooo:paragraph-rsid="0010dd2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weight="normal" officeooo:rsid="00132535" officeooo:paragraph-rsid="00132535" style:font-weight-asian="normal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weight="normal" officeooo:rsid="0015c3ff" officeooo:paragraph-rsid="0015c3ff" style:font-weight-asian="normal" style:font-weight-complex="normal"/>
    </style:style>
    <style:style style:name="P2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6" style:family="paragraph" style:parent-style-name="Standard" style:master-page-name="">
      <style:paragraph-properties fo:margin-left="1in" fo:margin-right="0in" fo:text-indent="0in" style:auto-text-indent="false" style:page-number="auto"/>
      <style:text-properties officeooo:rsid="001f7922" officeooo:paragraph-rsid="001f7922"/>
    </style:style>
    <style:style style:name="P27" style:family="paragraph" style:parent-style-name="Standard" style:master-page-name="">
      <style:paragraph-properties fo:margin-left="1in" fo:margin-right="0in" fo:text-indent="0in" style:auto-text-indent="false" style:page-number="auto"/>
      <style:text-properties officeooo:rsid="0020693b" officeooo:paragraph-rsid="0020693b"/>
    </style:style>
    <style:style style:name="P28" style:family="paragraph" style:parent-style-name="Standard">
      <style:paragraph-properties fo:margin-left="1in" fo:margin-right="0in" fo:text-indent="0in" style:auto-text-indent="false"/>
      <style:text-properties officeooo:rsid="001f7922" officeooo:paragraph-rsid="001f7922"/>
    </style:style>
    <style:style style:name="P29" style:family="paragraph" style:parent-style-name="Standard">
      <style:paragraph-properties fo:margin-left="1in" fo:margin-right="0in" fo:text-indent="0in" style:auto-text-indent="false"/>
      <style:text-properties officeooo:rsid="0020693b" officeooo:paragraph-rsid="0020693b"/>
    </style:style>
    <style:style style:name="P30" style:family="paragraph" style:parent-style-name="Standard" style:list-style-name="L1">
      <style:text-properties fo:font-weight="normal" officeooo:rsid="00169b4e" officeooo:paragraph-rsid="00169b4e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1abbe1" officeooo:paragraph-rsid="001c7938" style:font-weight-asian="normal" style:font-weight-complex="normal"/>
    </style:style>
    <style:style style:name="P32" style:family="paragraph" style:parent-style-name="Standard" style:list-style-name=""/>
    <style:style style:name="P33" style:family="paragraph" style:parent-style-name="Standard" style:list-style-name="" style:master-page-name="">
      <style:paragraph-properties fo:margin-left="0.5in" fo:margin-right="0in" fo:text-indent="0in" style:auto-text-indent="false" style:page-number="auto"/>
    </style:style>
    <style:style style:name="P34" style:family="paragraph" style:parent-style-name="Standard" style:list-style-name="">
      <style:paragraph-properties fo:margin-left="0.5in" fo:margin-right="0in" fo:text-indent="0in" style:auto-text-indent="false"/>
    </style:style>
    <style:style style:name="P35" style:family="paragraph" style:parent-style-name="Standard" style:list-style-name="" style:master-page-name="">
      <style:paragraph-properties fo:margin-left="0.5in" fo:margin-right="0in" fo:text-indent="0in" style:auto-text-indent="false" style:page-number="auto"/>
      <style:text-properties officeooo:rsid="001e4939" officeooo:paragraph-rsid="001e4939"/>
    </style:style>
    <style:style style:name="P36" style:family="paragraph" style:parent-style-name="Standard">
      <style:paragraph-properties fo:margin-left="1in" fo:margin-right="0in" fo:text-indent="0in" style:auto-text-indent="false"/>
      <style:text-properties officeooo:rsid="0020693b" officeooo:paragraph-rsid="002264d9"/>
    </style:style>
    <style:style style:name="P37" style:family="paragraph" style:parent-style-name="Heading_20_3">
      <style:text-properties officeooo:rsid="001f7922" officeooo:paragraph-rsid="001f7922"/>
    </style:style>
    <style:style style:name="P38" style:family="paragraph" style:parent-style-name="Heading_20_3">
      <style:text-properties officeooo:rsid="001931e8" officeooo:paragraph-rsid="001931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94a9" style:font-weight-asian="bold" style:font-weight-complex="bold"/>
    </style:style>
    <style:style style:name="T3" style:family="text">
      <style:text-properties fo:font-weight="bold" officeooo:rsid="001e4939" style:font-weight-asian="bold" style:font-weight-complex="bold"/>
    </style:style>
    <style:style style:name="T4" style:family="text">
      <style:text-properties officeooo:rsid="0008b265"/>
    </style:style>
    <style:style style:name="T5" style:family="text">
      <style:text-properties officeooo:rsid="00132535"/>
    </style:style>
    <style:style style:name="T6" style:family="text">
      <style:text-properties officeooo:rsid="00149111"/>
    </style:style>
    <style:style style:name="T7" style:family="text">
      <style:text-properties officeooo:rsid="00169b4e"/>
    </style:style>
    <style:style style:name="T8" style:family="text">
      <style:text-properties officeooo:rsid="001852a4"/>
    </style:style>
    <style:style style:name="T9" style:family="text">
      <style:text-properties officeooo:rsid="001c7938"/>
    </style:style>
    <style:style style:name="T10" style:family="text">
      <style:text-properties officeooo:rsid="002264d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ing Live</text:p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<text:a xlink:type="simple" xlink:href="#__RefHeading__548_369712012" text:style-name="Index_20_Link" text:visited-style-name="Index_20_Link">Chronology<text:tab/>1</text:a></text:p>
          <text:p text:style-name="P25"><text:a xlink:type="simple" xlink:href="#__RefHeading__1379_1093029910" text:style-name="Index_20_Link" text:visited-style-name="Index_20_Link">Data Fixup<text:tab/>2</text:a></text:p>
          <text:p text:style-name="P25"><text:a xlink:type="simple" xlink:href="#__RefHeading__483_1801781791" text:style-name="Index_20_Link" text:visited-style-name="Index_20_Link">Security, Names, Passwords<text:tab/>2</text:a></text:p>
          <text:p text:style-name="P25"><text:a xlink:type="simple" xlink:href="#__RefHeading__550_369712012" text:style-name="Index_20_Link" text:visited-style-name="Index_20_Link">Coding around php 5.4<text:tab/>2</text:a></text:p>
          <text:p text:style-name="P25"><text:a xlink:type="simple" xlink:href="#__RefHeading__552_369712012" text:style-name="Index_20_Link" text:visited-style-name="Index_20_Link">Invoice discrepancies<text:tab/>2</text:a></text:p>
        </text:index-body>
      </text:table-of-content>
      <text:p text:style-name="Standard"/>
      <text:h text:style-name="Heading_20_3" text:outline-level="3"><text:bookmark-start text:name="__RefHeading__548_369712012"/>Chronology<text:bookmark-end text:name="__RefHeading__548_369712012"/></text:h>
      <text:p text:style-name="P2"><text:span text:style-name="T1">2014-07-2</text:span><text:span text:style-name="T2">8</text:span>:<text:tab/><text:span text:style-name="T4">Exported MDB data to Excel95: t06_Timelog stops in 2009 (see 07-30)</text:span></text:p>
      <text:p text:style-name="P3"/>
      <text:p text:style-name="P4"><text:span text:style-name="T1">2014-07-30</text:span>:<text:tab/>Re-exported:</text:p>
      <text:p text:style-name="P12">t06_Timelog still stops in 2009; tried exporting to Excel97 and got it all.</text:p>
      <text:p text:style-name="P12">Re-exported t05_Action to Excel97 but still didn't get it all; think didn't really go to Excel97</text:p>
      <text:p text:style-name="P3"/>
      <text:p text:style-name="P10"><text:span text:style-name="T1">2014-07-31</text:span>:<text:tab/>Re-re-exported t05_Action <text:span text:style-name="T5">and import MDB data into timesheets system.</text:span></text:p>
      <text:p text:style-name="P13">Timelog and Activity are both 2MB and take 7-10 minutes on my development system. <text:s/>The browser times out but by watching the tables in phpMyAdmin I can see the upload continue.</text:p>
      <text:p text:style-name="P14">OK but invoice discrepancies – <text:span text:style-name="T5">see below.</text:span></text:p>
      <text:p text:style-name="P5"/>
      <text:p text:style-name="P6"><text:span text:style-name="T1">2014-08-01</text:span>:<text:tab/>Save tables to .csv files and attempt to re-load.</text:p>
      <text:p text:style-name="P15">Timelog and Activity again take a very long time to re-load so do each of them alone but it works. <text:s/>Now to try it on Sonic.</text:p>
      <text:p text:style-name="P23"/>
      <text:p text:style-name="P24"><text:span text:style-name="T1">2014-08-02</text:span>:<text:tab/>Load to Sonic <text:span text:style-name="T8">for testing:</text:span></text:p>
      <text:p text:style-name="P16">FTP the .csv files to Sonic and use Refresh CSV to load. <text:s/>Note that if person_id 0 is in the file, it will be loaded to the next available autonumber. <text:s/>Use phpMyAdmin to reset it back to 0 before trying to log in again. <text:s/>A possible upgrade to the refresh page would be to delete where person_id &gt; 0 and to bypass a person_id = 0 in the .csv file.</text:p>
      <text:p text:style-name="P20"/>
      <text:p text:style-name="P20">Unfortunately, the timelog and activity refresh timeout at the server about 1/6th through, about 12000 records out of about 36000. <text:s/>Options on how to work around:</text:p>
      <text:list xml:id="list8947819121743124022" text:style-name="L1">
        <text:list-item>
          <text:p text:style-name="P30">Put a restart function into the refresh page</text:p>
        </text:list-item>
        <text:list-item>
          <text:p text:style-name="P30">Find a DB specific direct load function that would be, hopefully, much more efficient</text:p>
        </text:list-item>
        <text:list-item>
          <text:p text:style-name="P30">Truncate the size of the upload file</text:p>
        </text:list-item>
      </text:list>
      <text:p text:style-name="P16">We have opted for the last option by <text:span text:style-name="T8">deleting all timelogs with logdate prior to 2013-07-01 then deleting their associated activity records. <text:s/>Loaded fine. <text:s/>However, I do want to look into coding the other two options in case we need them. <text:s/>MySql has a “LOAD DATA INFILE” SQL command and PostgreSQL has a “COPY” command.</text:span></text:p>
      <text:p text:style-name="Standard"/>
      <text:h text:style-name="P32" text:outline-level="3"><text:bookmark-start text:name="__RefHeading__1369_1093029910"/><text:span text:style-name="T1">2014-08-</text:span><text:span text:style-name="T3">0</text:span><text:span text:style-name="T1">4</text:span>:<text:tab/>Started setting up Dreamhost: <text:s/>see SettingUpDreamhost.odt.<text:bookmark-end text:name="__RefHeading__1369_1093029910"/></text:h>
      <text:h text:style-name="P32" text:outline-level="3"/>
      <text:h text:style-name="P32" text:outline-level="3"><text:bookmark-start text:name="__RefHeading__1371_1093029910"/><text:span text:style-name="T1">2014-08-xx</text:span>:<text:tab/>Schedule:<text:bookmark-end text:name="__RefHeading__1371_1093029910"/></text:h>
      <text:h text:style-name="P33" text:outline-level="3"><text:bookmark-start text:name="__RefHeading__1373_1093029910"/>Train Wendi<text:bookmark-end text:name="__RefHeading__1373_1093029910"/></text:h>
      <text:h text:style-name="P34" text:outline-level="3"><text:bookmark-start text:name="__RefHeading__1375_1093029910"/>Train others<text:bookmark-end text:name="__RefHeading__1375_1093029910"/></text:h>
      <text:h text:style-name="P35" text:outline-level="3"><text:bookmark-start text:name="__RefHeading__1377_1093029910"/><text:soft-page-break/>Re-load live data<text:bookmark-end text:name="__RefHeading__1377_1093029910"/></text:h>
      <text:p text:style-name="Standard"/>
      <text:h text:style-name="P37" text:outline-level="3"><text:bookmark-start text:name="__RefHeading__1379_1093029910"/>Data Fixup<text:bookmark-end text:name="__RefHeading__1379_1093029910"/></text:h>
      <text:p text:style-name="P18">Tables to export from Access:</text:p>
      <text:p text:style-name="P27">t01_Department </text:p>
      <text:p text:style-name="P29">t02_Project </text:p>
      <text:p text:style-name="P29">t03_Task </text:p>
      <text:p text:style-name="P29">t04_Subtask </text:p>
      <text:p text:style-name="P29">t05_Action </text:p>
      <text:p text:style-name="P29">t06_TimeLog </text:p>
      <text:p text:style-name="P36"><text:span text:style-name="T10">t07_TimeLogProperty</text:span></text:p>
      <text:p text:style-name="P36">t10_Person </text:p>
      <text:p text:style-name="P29">t11_Rate </text:p>
      <text:p text:style-name="P29">t91_ProjPropName </text:p>
      <text:p text:style-name="P29">t92_ProjPropEnum </text:p>
      <text:p text:style-name="P19">Remove old data:</text:p>
      <text:p text:style-name="P26">Task codes</text:p>
      <text:p text:style-name="P28">Persons</text:p>
      <text:p text:style-name="P17">Make N/A subtask sort at top</text:p>
      <text:p text:style-name="P21">Two person records for each of JoAnn Richards and Charlie Garfink</text:p>
      <text:p text:style-name="Standard"/>
      <text:h text:style-name="P38" text:outline-level="3"><text:bookmark-start text:name="__RefHeading__483_1801781791"/>Security, Names, Passwords<text:bookmark-end text:name="__RefHeading__483_1801781791"/></text:h>
      <text:p text:style-name="P7"><text:span text:style-name="T9">H</text:span>ow to create strong, easy-to-remember <text:span text:style-name="T1">passwords</text:span>.</text:p>
      <text:p text:style-name="P7"/>
      <text:list xml:id="list7856337103128443476" text:style-name="L2">
        <text:list-item>
          <text:p text:style-name="P31">Start with a Magic Decoder Ring:</text:p>
          <text:p text:style-name="P31">Safe?Routes?To?Schools <text:s text:c="3"/>(This one is 22 characters numbered from 0 to 21.)</text:p>
        </text:list-item>
        <text:list-item>
          <text:p text:style-name="P31">The Key is two numbers each selected from 0 to 12.</text:p>
        </text:list-item>
        <text:list-item>
          <text:p text:style-name="P31">The Formula:</text:p>
          <text:p text:style-name="P31">Use the first number to select a character from the top row, SHIFTed, of the standard Qwerty keyboard as a replacement for the "?".</text:p>
          <text:p text:style-name="P31">The second number is where to start in the MDR and count out 8 characters AND to select a leading character, again from the Qwerty keyboard.</text:p>
        </text:list-item>
        <text:list-item>
          <text:p text:style-name="P31">Put them together thusly:</text:p>
          <text:p text:style-name="P31">leading character + 8 char series + second number</text:p>
        </text:list-item>
      </text:list>
      <text:p text:style-name="P7"/>
      <text:p text:style-name="P7">The result is 10-11 characters; not in any dictionary; includes non-alpha characters and numbers (both of which are frequently required).</text:p>
      <text:p text:style-name="P7"/>
      <text:p text:style-name="P7">As an example, take the key 7/3:</text:p>
      <text:p text:style-name="P7">The 7 translates to "&amp;" making the MDR "Safe&amp;Routes&amp;To&amp;Schools". <text:s/>The 3 translates to "#" and tells us to pick 8 chars starting at "e" (remember, 0 relative). <text:s/>Putting it together, we get</text:p>
      <text:p text:style-name="P7"><text:s text:c="4"/>#e&amp;Routes&amp;3</text:p>
      <text:p text:style-name="P7"/>
      <text:p text:style-name="P7">Or 8/11 gives: _*To*Scho11</text:p>
      <text:p text:style-name="P7"/>
      <text:h text:style-name="Heading_20_3" text:outline-level="3"><text:bookmark-start text:name="__RefHeading__550_369712012"/><text:soft-page-break/>Coding around php 5.4<text:bookmark-end text:name="__RefHeading__550_369712012"/></text:h>
      <text:p text:style-name="P22">Found password_compat-master as replacement for password_hash (person_edit.php) and password_verify (login.php). <text:s/><text:span text:style-name="T7">So far those are the only 5.5 specific functions I recall using but I expect more when we go live on Dreamhost.</text:span></text:p>
      <text:p text:style-name="P2"/>
      <text:h text:style-name="Heading_20_3" text:outline-level="3"><text:bookmark-start text:name="__RefHeading__552_369712012"/>Invoice discrepancies<text:bookmark-end text:name="__RefHeading__552_369712012"/></text:h>
      <text:p text:style-name="P9">1. The first sheet, "Progress Report", seems to have a problem in the old</text:p>
      <text:p text:style-name="P9">Access system whereby it doesn't correctly handle the last hours subtotal.</text:p>
      <text:p text:style-name="P9">Instead of showing the total of all hours for that last task (3A in this</text:p>
      <text:p text:style-name="P9">case), it shows only the hours recorded for the last activity in the group.</text:p>
      <text:p text:style-name="P9">The new invoice for the timesheets system handles it correctly.</text:p>
      <text:p text:style-name="P9"/>
      <text:p text:style-name="P9">2. The last sheet, "Invoice Summary", goes the other direction in that the</text:p>
      <text:p text:style-name="P9">old Access invoice reports consistently higher numbers that does the</text:p>
      <text:p text:style-name="P9">timesheets invoice. <text:s/>The most significant discrepancy is the "Labor</text:p>
      <text:p text:style-name="P9">Costs"/"Spent This Period" which is 12,840.08 in Access and 12,677.33 in</text:p>
      <text:p text:style-name="P9">timesheets, a 162.75 difference.</text:p>
      <text:p text:style-name="P9"/>
      <text:p text:style-name="P9">3. The two "Labor by Staff" <text:s/>sheets round off the hours to the nearest whole</text:p>
      <text:p text:style-name="P9">number, eg. 1.25 displays as 1.00 and 1.75 displays as 2.00. <text:s/></text:p>
      <text:p text:style-name="P9">Whatever causes this problem may also have something to do with the previous</text:p>
      <text:p text:style-name="P9">problem.</text:p>
      <text:p text:style-name="P9"/>
      <text:p text:style-name="P11">Formatting the numbers helps, by which I mean in the OO Basic, using double instead of single as the data type for summing keeps the decimal places. <text:s/>Also note that the Access VB rounds before summing while the OO Basic rounds after summing which can account for a very minor discrepancy.</text:p>
      <text:p text:style-name="P11"/>
      <text:p text:style-name="P11">The biggest problem, however, is the hourly rate for one of the people. <text:s/><text:span text:style-name="T6">It was not entered correctly in the Access system (actually, there were two entries for the person) so Wendi corrected it in the invoice spreadsheet. <text:s/>When the data was imported from Access, we did not get this correction but fixing it in the rate maintenance page brought the invoices within $11 of each other- acceptable. <text:s/>I suspect it was not corrected in every place it appeared in the invoice.</text:span></text:p>
      <text:p text:style-name="P2"/>
      <text:p text:style-name="P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3:24:15.413792136</meta:creation-date>
    <dc:date>2014-09-25T12:34:04.044717382</dc:date>
    <meta:editing-duration>PT1H32M42S</meta:editing-duration>
    <meta:editing-cycles>15</meta:editing-cycles>
    <meta:generator>LibreOffice/4.2.4.2$Linux_X86_64 LibreOffice_project/420m0$Build-2</meta:generator>
    <meta:document-statistic meta:table-count="0" meta:image-count="0" meta:object-count="0" meta:page-count="3" meta:paragraph-count="81" meta:word-count="887" meta:character-count="5277" meta:non-whitespace-character-count="4439"/>
  </office:meta>
</office:document-meta>
</file>